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text:tab/>MesserSmash.exe!MesserSmash.Scoring.getLevelScore() Line 52<text:tab/>C#</text:p>
      <text:p text:style-name="Standard">&gt;<text:tab/>MesserSmash.exe!MesserSmash.GUI.GUIMain.draw(Microsoft.Xna.Framework.Graphics.SpriteBatch sb) Line 264 + 0x4f bytes<text:tab/>C#</text:p>
      <text:p text:style-name="Standard"><text:s/><text:tab/>MesserSmash.exe!MesserSmash.SmashTVSystem.draw(Microsoft.Xna.Framework.Graphics.SpriteBatch sb) Line 323 + 0x10 bytes<text:tab/>C#</text:p>
      <text:p text:style-name="Standard"><text:s/><text:tab/>MesserSmash.exe!MesserSmash.SmashTV_main.draw(Microsoft.Xna.Framework.GameTime time) Line 506 + 0x13 bytes<text:tab/>C#</text:p>
      <text:p text:style-name="Standard"><text:s/><text:tab/>MesserSmash.exe!MesserSmash.Game1.Draw(Microsoft.Xna.Framework.GameTime gameTime) Line 87 + 0x13 bytes<text:tab/>C#</text:p>
      <text:p text:style-name="Standard"><text:s/><text:tab/>[External Code]<text:tab/></text:p>
      <text:p text:style-name="Standard"><text:s/><text:tab/>MesserSmash.exe!MesserSmash.Program.Main(string[] args) Line 14 + 0xb bytes<text:tab/>C#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6S</meta:editing-duration>
    <meta:editing-cycles>3</meta:editing-cycles>
    <meta:generator>OpenOffice.org/3.3$Win32 OpenOffice.org_project/330m20$Build-9567</meta:generator>
    <dc:date>2013-06-17T23:34:38.29</dc:date>
    <meta:document-statistic meta:table-count="0" meta:image-count="0" meta:object-count="0" meta:page-count="1" meta:paragraph-count="7" meta:word-count="47" meta:character-count="622"/>
    <dc:creator>Daniel Dahlkvist</dc:creator>
    <meta:user-defined meta:name="Info 1"/>
    <meta:user-defined meta:name="Info 2"/>
    <meta:user-defined meta:name="Info 3"/>
    <meta:user-defined meta:name="Info 4"/>
  </office:meta>
</office:document-meta>
</file>